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1"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3"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5"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7"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16"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23"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4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47"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48"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49"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50"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51"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54"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59"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0"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61"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2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7"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66"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5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8"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
        <table:table-column table:style-name="co2" table:default-cell-style-name="ce12"/>
        <table:table-column table:style-name="co3" table:default-cell-style-name="ce17"/>
        <table:table-column table:style-name="co4" table:default-cell-style-name="ce22"/>
        <table:table-column table:style-name="co5" table:default-cell-style-name="ce27"/>
        <table:table-column table:style-name="co6" table:default-cell-style-name="ce27"/>
        <table:table-column table:style-name="co7" table:number-columns-repeated="1018" table:default-cell-style-name="ce58"/>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23" office:value-type="string" calcext:value-type="string">
            <text:p>Comentario</text:p>
          </table:table-cell>
          <table:table-cell table:style-name="ce23" office:value-type="string" calcext:value-type="string">
            <text:p>RISK</text:p>
          </table:table-cell>
          <table:table-cell table:style-name="ce1" office:value-type="string" calcext:value-type="string">
            <text:p>IMPACT</text:p>
          </table:table-cell>
          <table:table-cell table:style-name="ce57"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CUSTOMER</text:p>
          </table:table-cell>
          <table:table-cell table:style-name="ce13" office:value-type="string" calcext:value-type="string">
            <text:p>Account $account has invalid Password Max Age setting of null <text:s/>should be set to Customer Required Setting: 90. More secure value can be set. Account</text:p>
          </table:table-cell>
          <table:table-cell table:style-name="ce46"/>
          <table:table-cell table:style-name="ce5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59" office:value-type="string" calcext:value-type="string">
            <text:p>This is service account. Changing this issue will cause the stopping of the services</text:p>
          </table:table-cell>
          <table:table-cell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IBM</text:p>
          </table:table-cell>
          <table:table-cell table:style-name="ce13" office:value-type="string" calcext:value-type="string">
            <text:p>Account $account has invalid Password Max Age setting of null <text:s/>should be set to Customer Required Setting: 90. More secure value can be set. Account</text:p>
          </table:table-cell>
          <table:table-cell table:style-name="ce46"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59" office:value-type="string" calcext:value-type="string">
            <text:p>This is service account. Changing this issue will cause the stopping of the services</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0" office:value-type="string" calcext:value-type="string">
            <text:p>GENERICO / STICKY / CUSTOMER</text:p>
          </table:table-cell>
          <table:table-cell table:style-name="ce14" office:value-type="string" calcext:value-type="string">
            <text:p>Sticky bit is not set on world-writable directory: $directory</text:p>
          </table:table-cell>
          <table:table-cell table:style-name="ce47"/>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CUSTOMER</text:p>
          </table:table-cell>
          <table:table-cell table:style-name="ce15" office:value-type="string" calcext:value-type="string">
            <text:p>SSH authorized_keys file: $publickey; Invalid public host key length: 1024 <text:s text:c="2"/>Key type: ssh-rsa.</text:p>
          </table:table-cell>
          <table:table-cell table:style-name="ce46"/>
          <table:table-cell table:style-name="ce54"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59"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11" office:value-type="string" calcext:value-type="string">
            <text:p>GENERICO / <text:s/>SERVICE : NFS / CUSTOMER</text:p>
          </table:table-cell>
          <table:table-cell table:style-name="ce16"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11" office:value-type="string" calcext:value-type="string">
            <text:p>GENERICO / <text:s/>SERVICE : NFS / KYNDRYL</text:p>
          </table:table-cell>
          <table:table-cell table:style-name="ce16"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6" office:value-type="string" calcext:value-type="string">
            <text:p>NFS Server need to support business aplication."</text:p>
          </table:table-cell>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 office:value-type="string" calcext:value-type="string">
            <text:p>Network Settings/Ensure Samba Server is not enabled</text:p>
          </table:table-cell>
          <table:table-cell table:style-name="ce11" office:value-type="string" calcext:value-type="string">
            <text:p>GENERICO / <text:s/>SERVICE / CUSTOMER</text:p>
          </table:table-cell>
          <table:table-cell table:style-name="ce15" office:value-type="string" calcext:value-type="string">
            <text:p>Ensure Samba Server is not enabled. Command: systemctl is-enabled smb</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KYNDRYL</text:p>
          </table:table-cell>
          <table:table-cell table:style-name="ce13"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CUSTOMER</text:p>
          </table:table-cell>
          <table:table-cell table:style-name="ce13"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 FTP, <text:s/>Port 21 / CUSTOMER</text:p>
          </table:table-cell>
          <table:table-cell table:style-name="ce13" office:value-type="string" calcext:value-type="string">
            <text:p>TCP Port 21 prohibited if not required to support application</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 office:value-type="string" calcext:value-type="string">
            <text:p>Password Requirements/Private Key File Restriction</text:p>
            <text:p>Password Requirements/Specific Host Access</text:p>
          </table:table-cell>
          <table:table-cell table:style-name="ce11" office:value-type="string" calcext:value-type="string">
            <text:p>MONITORIZACION / AUTHORIZED_KEYS / INFRA</text:p>
          </table:table-cell>
          <table:table-cell table:style-name="ce13"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6"/>
          <table:table-cell table:style-name="ce54"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6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 office:value-type="string" calcext:value-type="string">
            <text:p>Password Requirements/Password MIN Age Shadow</text:p>
          </table:table-cell>
          <table:table-cell table:style-name="ce11" office:value-type="string" calcext:value-type="string">
            <text:p>GENERICO / <text:s/>ACCOUNT PAM / LBK</text:p>
          </table:table-cell>
          <table:table-cell table:style-name="ce13" office:value-type="string" calcext:value-type="string">
            <text:p>Account $account has invalid Password MIN Age setting of null <text:s/>should be set to Customer Required Setting: 1. More secure value can be set. Account </text:p>
          </table:table-cell>
          <table:table-cell table:style-name="ce48"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4"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59"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 office:value-type="string" calcext:value-type="string">
            <text:p>protecting Resources-OSRs/SUDO Command WW Permissions</text:p>
          </table:table-cell>
          <table:table-cell table:style-name="ce11" office:value-type="string" calcext:value-type="string">
            <text:p>GENERICO / <text:s/>COMMAND-SUDO / FT</text:p>
          </table:table-cell>
          <table:table-cell table:style-name="ce13" office:value-type="string" calcext:value-type="string">
            <text:p>Invalid WW permissions for command file/directory: fd_sudo <text:s/>Permissions: drwxr-xrwx <text:s/>Permissions for OTHER must be set to r-x or more stringent.</text:p>
          </table:table-cell>
          <table:table-cell table:style-name="ce46"/>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SERVICE / FT</text:p>
          </table:table-cell>
          <table:table-cell table:style-name="ce13"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6" office:value-type="string" calcext:value-type="string">
            <text:p>Para servidore CLUSTER, tiene PermitRootLogin a YES, con un Match Address a las IP del CLUSTER</text:p>
          </table:table-cell>
          <table:table-cell table:style-name="ce54"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59"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ESCE</text:p>
          </table:table-cell>
          <table:table-cell table:style-name="ce13" office:value-type="string" calcext:value-type="string">
            <text:p>SELinux should be enabled</text:p>
          </table:table-cell>
          <table:table-cell table:style-name="ce46" office:value-type="string" calcext:value-type="string">
            <text:p>temporary exception until restart.</text:p>
          </table:table-cell>
          <table:table-cell table:style-name="ce54"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59" office:value-type="string" calcext:value-type="string">
            <text:p>restart required for the parameter to take effect.</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FT</text:p>
          </table:table-cell>
          <table:table-cell table:style-name="ce13" office:value-type="string" calcext:value-type="string">
            <text:p>SELinux or AppArmor should be installed and enabled</text:p>
          </table:table-cell>
          <table:table-cell table:style-name="ce46"/>
          <table:table-cell table:style-name="ce54"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59"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TTI</text:p>
          </table:table-cell>
          <table:table-cell table:style-name="ce13" office:value-type="string" calcext:value-type="string">
            <text:p>SELinux or AppArmor should be installed and enabled</text:p>
          </table:table-cell>
          <table:table-cell table:style-name="ce46"/>
          <table:table-cell table:style-name="ce54"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59"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ORACLE, DBA / OSR ETC / FT</text:p>
          </table:table-cell>
          <table:table-cell table:style-name="ce13"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49"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FT</text:p>
          </table:table-cell>
          <table:table-cell table:style-name="ce14" office:value-type="string" calcext:value-type="string">
            <text:p>Sticky bit is not set on world-writable directory: /tmp/*</text:p>
          </table:table-cell>
          <table:table-cell table:style-name="ce49"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CTTI</text:p>
          </table:table-cell>
          <table:table-cell table:style-name="ce14" office:value-type="string" calcext:value-type="string">
            <text:p>Sticky bit is not set on world-writable directory: /tmp/*</text:p>
          </table:table-cell>
          <table:table-cell table:style-name="ce49"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FT</text:p>
          </table:table-cell>
          <table:table-cell table:style-name="ce14" office:value-type="string" calcext:value-type="string">
            <text:p>Sticky bit is not set on world-writable directory: /tmp/*</text:p>
          </table:table-cell>
          <table:table-cell table:style-name="ce49"/>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CTTI</text:p>
          </table:table-cell>
          <table:table-cell table:style-name="ce14" office:value-type="string" calcext:value-type="string">
            <text:p>Sticky bit is not set on world-writable directory: /tmp/*</text:p>
          </table:table-cell>
          <table:table-cell table:style-name="ce49"/>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USR Restrictions</text:p>
          </table:table-cell>
          <table:table-cell table:style-name="ce11" office:value-type="string" calcext:value-type="string">
            <text:p>ORACLE, DBA / OSR USR / FT</text:p>
          </table:table-cell>
          <table:table-cell table:style-name="ce13"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49"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Netsat / LBK</text:p>
          </table:table-cell>
          <table:table-cell table:style-name="ce13" office:value-type="string" calcext:value-type="string">
            <text:p>Process netstat -anlp prohibited if not required to support application</text:p>
          </table:table-cell>
          <table:table-cell table:style-name="ce46"/>
          <table:table-cell table:style-name="ce5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 office:value-type="string" calcext:value-type="string">
            <text:p>Network Settings/TCP Configuration Files Restrictions</text:p>
          </table:table-cell>
          <table:table-cell table:style-name="ce11" office:value-type="string" calcext:value-type="string">
            <text:p>GENERICO / SYSCTL / FT</text:p>
          </table:table-cell>
          <table:table-cell table:style-name="ce13"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6" office:value-type="string" calcext:value-type="string">
            <text:p>Funcion necesaria para la BBDD de oracle RAC</text:p>
          </table:table-cell>
          <table:table-cell table:style-name="ce54"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59"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 office:value-type="string" calcext:value-type="string">
            <text:p>Protecting Resources-OSRs/CRON Command Group Permissions</text:p>
          </table:table-cell>
          <table:table-cell table:style-name="ce11" office:value-type="string" calcext:value-type="string">
            <text:p>GENERICO / <text:s/>OSR-CRON / ASISA</text:p>
          </table:table-cell>
          <table:table-cell table:style-name="ce13"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6"/>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IBM-KYNDRYL</text:p>
          </table:table-cell>
          <table:table-cell table:style-name="ce13"/>
          <table:table-cell table:style-name="ce49" office:value-type="string" calcext:value-type="string">
            <text:p>This is a client/system user. </text:p>
            <text:p>We should not change password settings for client/system users, before consulting with the customer.</text:p>
          </table:table-cell>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CUSTOMER</text:p>
          </table:table-cell>
          <table:table-cell table:style-name="ce13"/>
          <table:table-cell table:style-name="ce49"/>
          <table:table-cell table:style-name="ce5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NULL Passphrase</text:p>
            <text:p>Password Requirements/Private Key Passphrase</text:p>
          </table:table-cell>
          <table:table-cell table:style-name="ce11" office:value-type="string" calcext:value-type="string">
            <text:p>GENERICO / ID_RSA / CUSTOMER</text:p>
          </table:table-cell>
          <table:table-cell table:style-name="ce13" office:value-type="string" calcext:value-type="string">
            <text:p>SSH Private Key: file_idrsa not passphrase protected</text:p>
          </table:table-cell>
          <table:table-cell table:style-name="ce46" office:value-type="string" calcext:value-type="string">
            <text:p>Account Customer</text:p>
          </table:table-cell>
          <table:table-cell table:style-name="ce59" office:value-type="string" calcext:value-type="string">
            <text:p>If a private key is not cifrated it could compromise the transmission</text:p>
            <text:p>Of the information</text:p>
          </table:table-cell>
          <table:table-cell table:style-name="ce59"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1" office:value-type="string" calcext:value-type="string">
            <text:p>GENERICO / SNMP / TIVOLI</text:p>
          </table:table-cell>
          <table:table-cell table:style-name="ce13"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59" office:value-type="string" calcext:value-type="string">
            <text:p>If attackers gain control of SNMPv3’s encryption and authentication keys then they would not only be able to collect information about devices but also control the devices.</text:p>
          </table:table-cell>
          <table:table-cell table:style-name="ce59"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 office:value-type="string" calcext:value-type="string">
            <text:p>Protecting Resources-OSRs/OSR \TMP Files Restrictions</text:p>
          </table:table-cell>
          <table:table-cell table:style-name="ce11" office:value-type="string" calcext:value-type="string">
            <text:p>GENERICO / OSR TMP / CUSTOMER</text:p>
          </table:table-cell>
          <table:table-cell table:style-name="ce14" office:value-type="string" calcext:value-type="string">
            <text:p>Invalid permissions for fileTMP, Octal permissions: 0777, Text Permissions: -rwxrwxrwx-; <text:s/>May not have execute permissions on any files and no write for others.</text:p>
          </table:table-cell>
          <table:table-cell table:style-name="ce49"/>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 office:value-type="string" calcext:value-type="string">
            <text:p>Identify and Authenticate Users/Public Key Label</text:p>
          </table:table-cell>
          <table:table-cell table:style-name="ce11" office:value-type="string" calcext:value-type="string">
            <text:p>GENERICO / LABEL / CUSTOMER</text:p>
          </table:table-cell>
          <table:table-cell table:style-name="ce13" office:value-type="string" calcext:value-type="string">
            <text:p>SSH authorized_keys file: file_authorized_keys; Some of the keys have no identifying label </text:p>
          </table:table-cell>
          <table:table-cell table:style-name="ce46"/>
          <table:table-cell table:style-name="ce59" office:value-type="string" calcext:value-type="string">
            <text:p>If a public key is not encrypted it could compromise the transmission of the information</text:p>
          </table:table-cell>
          <table:table-cell table:style-name="ce59"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7" office:value-type="string" calcext:value-type="string">
            <text:p>Password Requirements/Password MAX Age</text:p>
          </table:table-cell>
          <table:table-cell table:style-name="ce11" office:value-type="string" calcext:value-type="string">
            <text:p>GENERICO / MAXAGE / IBM-SAP</text:p>
          </table:table-cell>
          <table:table-cell table:style-name="ce13" office:value-type="string" calcext:value-type="string">
            <text:p>aspadm</text:p>
            <text:p>db2sm1</text:p>
            <text:p>sapasp</text:p>
            <text:p>sapsm1</text:p>
            <text:p>sapsm1db</text:p>
            <text:p>sm1adm</text:p>
            <text:p>Smdadm</text:p>
            <text:p>asdadm</text:p>
          </table:table-cell>
          <table:table-cell table:style-name="ce46" office:value-type="string" calcext:value-type="string">
            <text:p><text:s/>Loss of Service with impact and losses on the client's business.</text:p>
          </table:table-cell>
          <table:table-cell table:style-name="ce5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59" office:value-type="string" calcext:value-type="string">
            <text:p>This is service account. Changing this issue will cause the stopping of the services</text:p>
          </table:table-cell>
          <table:table-cell table:number-columns-repeated="1018"/>
        </table:table-row>
        <table:table-row table:style-name="ro2">
          <table:table-cell table:style-name="ce5" office:value-type="string" calcext:value-type="string">
            <text:p>Protecting Resources-OSRs/OSR \OPT Files Restrictions</text:p>
          </table:table-cell>
          <table:table-cell table:style-name="ce11" office:value-type="string" calcext:value-type="string">
            <text:p>GENERICO / OSR OPT / CUSTOMER</text:p>
          </table:table-cell>
          <table:table-cell table:style-name="ce14" office:value-type="string" calcext:value-type="string">
            <text:p>Invalid permissions for $fileOPT, Octal permissions: 0777, Text Permissions: -rwxrwxrwx; <text:s/>May not have execute permissions on any files and no write for others.</text:p>
          </table:table-cell>
          <table:table-cell table:style-name="ce49"/>
          <table:table-cell table:style-name="ce5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Duplicate GIDs Forbidden</text:p>
          </table:table-cell>
          <table:table-cell table:style-name="ce11" office:value-type="string" calcext:value-type="string">
            <text:p>GENERICO / <text:s/>GID duplicate / CUSTOMER</text:p>
          </table:table-cell>
          <table:table-cell table:style-name="ce13" office:value-type="string" calcext:value-type="string">
            <text:p>Duplicate GID for Group: $GRUPO, GID: xxxx. Each GID must only be used once.</text:p>
          </table:table-cell>
          <table:table-cell table:style-name="ce46" office:value-type="string" calcext:value-type="string">
            <text:p>The group that contains the client account.</text:p>
          </table:table-cell>
          <table:table-cell table:style-name="ce60"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59"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 office:value-type="string" calcext:value-type="string">
            <text:p>Password Requirements/Duplicate UIDs Forbidden</text:p>
          </table:table-cell>
          <table:table-cell table:style-name="ce11" office:value-type="string" calcext:value-type="string">
            <text:p>GENERICO / <text:s/>UID duplicate / CUSTOMER</text:p>
          </table:table-cell>
          <table:table-cell table:style-name="ce13" office:value-type="string" calcext:value-type="string">
            <text:p>Duplicate UID for Account: $USUARIO, UID: xxxx. Each UID must only be used once.</text:p>
          </table:table-cell>
          <table:table-cell table:style-name="ce46" office:value-type="string" calcext:value-type="string">
            <text:p>The account is customer</text:p>
          </table:table-cell>
          <table:table-cell table:style-name="ce60"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59"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 office:value-type="string" calcext:value-type="string">
            <text:p>Password Requirements/Private Key Passphrase</text:p>
          </table:table-cell>
          <table:table-cell table:style-name="ce11" office:value-type="string" calcext:value-type="string">
            <text:p>GENERICO / ID_RSA / RAC Oracle</text:p>
          </table:table-cell>
          <table:table-cell table:style-name="ce13" office:value-type="string" calcext:value-type="string">
            <text:p>SSH Private Key: /home/grid/.ssh/id_rsa not passphrase protected </text:p>
            <text:p>SSH Private Key: /home/oracle/.ssh/id_rsa not passphrase protected </text:p>
          </table:table-cell>
          <table:table-cell table:style-name="ce46" office:value-type="string" calcext:value-type="string">
            <text:p>The account is ORACLE DBA</text:p>
          </table:table-cell>
          <table:table-cell table:style-name="ce59"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59"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table:table-cell table:style-name="ce11" office:value-type="string" calcext:value-type="string">
            <text:p>GENERICO / AUTHORIZED_KEYS / RAC Oracle</text:p>
          </table:table-cell>
          <table:table-cell table:style-name="ce13" office:value-type="string" calcext:value-type="string">
            <text:p>SSH authorized_keys file: /home/grid/.ssh/authorized_keys</text:p>
            <text:p>SSH authorized_keys file: /home/oracle/.ssh/authorized_keys</text:p>
          </table:table-cell>
          <table:table-cell table:style-name="ce46" office:value-type="string" calcext:value-type="string">
            <text:p>The account is ORACLE DBA</text:p>
          </table:table-cell>
          <table:table-cell table:style-name="ce59"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59"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office:value-type="string" calcext:value-type="string">
            <text:p>Network Settings/tcpip sendmail entry</text:p>
          </table:table-cell>
          <table:table-cell table:style-name="ce11" office:value-type="string" calcext:value-type="string">
            <text:p>GENERICO / <text:s/>SENDMAIL / FT</text:p>
          </table:table-cell>
          <table:table-cell table:style-name="ce13" office:value-type="string" calcext:value-type="string">
            <text:p>start /usr/lib/sendmail ""$src_running"" ""-bd -q${qpi}""</text:p>
          </table:table-cell>
          <table:table-cell table:style-name="ce49" office:value-type="string" calcext:value-type="string">
            <text:p>This is a client/system service. We should not change the service settings for the client/system users, before consulting with the client. </text:p>
          </table:table-cell>
          <table:table-cell table:style-name="ce59"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59" office:value-type="string" calcext:value-type="string">
            <text:p>Some Services or processes might be stopped for that.</text:p>
          </table:table-cell>
          <table:table-cell table:number-columns-repeated="1018"/>
        </table:table-row>
        <table:table-row table:style-name="ro2" table:number-rows-repeated="18">
          <table:table-cell table:style-name="ce5"/>
          <table:table-cell table:style-name="ce11"/>
          <table:table-cell table:style-name="ce13"/>
          <table:table-cell table:style-name="ce46"/>
          <table:table-cell table:style-name="ce59" table:number-columns-repeated="2"/>
          <table:table-cell table:number-columns-repeated="1018"/>
        </table:table-row>
        <table:table-row table:style-name="ro2" table:number-rows-repeated="11">
          <table:table-cell table:style-name="ce5"/>
          <table:table-cell table:style-name="ce11"/>
          <table:table-cell table:style-name="ce13"/>
          <table:table-cell table:style-name="ce50"/>
          <table:table-cell table:style-name="ce61"/>
          <table:table-cell table:style-name="ce67"/>
          <table:table-cell table:number-columns-repeated="1018"/>
        </table:table-row>
        <table:table-row table:style-name="ro2" table:number-rows-repeated="8">
          <table:table-cell table:style-name="ce5"/>
          <table:table-cell table:style-name="ce11"/>
          <table:table-cell table:style-name="ce13"/>
          <table:table-cell table:style-name="ce51"/>
          <table:table-cell table:style-name="ce62" table:number-columns-repeated="2"/>
          <table:table-cell table:number-columns-repeated="1018"/>
        </table:table-row>
        <table:table-row table:style-name="ro2" table:number-rows-repeated="182">
          <table:table-cell table:style-name="ce5"/>
          <table:table-cell table:style-name="ce11"/>
          <table:table-cell table:style-name="ce13"/>
          <table:table-cell table:style-name="ce18"/>
          <table:table-cell table:style-name="ce25"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9T16:49:41.317260203</dc:date>
    <meta:editing-cycles>236</meta:editing-cycles>
    <meta:editing-duration>P4DT29M15S</meta:editing-duration>
    <meta:document-statistic meta:table-count="1" meta:cell-count="217" meta:object-count="0"/>
  </office:meta>
</office:document-meta>
</file>